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Preformatted_20_Text">
      <style:paragraph-properties fo:margin-top="0in" fo:margin-bottom="0.1965in" loext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udent_registry_api/</text:p>
      <text:p text:style-name="Standard">├── app/</text:p>
      <text:p text:style-name="Standard">│ <text:s text:c="2"/>├── main.py <text:s text:c="17"/># FastAPI app entrypoint</text:p>
      <text:p text:style-name="Standard">│ <text:s text:c="2"/>├── api/</text:p>
      <text:p text:style-name="Standard">│ <text:s text:c="2"/>│ <text:s text:c="2"/>└── routes.py <text:s text:c="11"/># API route definitions</text:p>
      <text:p text:style-name="Standard">│ <text:s text:c="2"/>├── models/</text:p>
      <text:p text:style-name="Standard">│ <text:s text:c="2"/>│ <text:s text:c="2"/>└── student.py <text:s text:c="10"/># Pydantic model for Student</text:p>
      <text:p text:style-name="Standard">│ <text:s text:c="2"/>└── core/</text:p>
      <text:p text:style-name="Standard">│ <text:s text:c="6"/>└── config.py <text:s text:c="11"/># Configuration loader using environment variables</text:p>
      <text:p text:style-name="Standard">├── tests/</text:p>
      <text:p text:style-name="Standard">│ <text:s text:c="2"/>└── test_main.py <text:s text:c="12"/># Example unit test</text:p>
      <text:p text:style-name="Standard">├── .env <text:s text:c="24"/># Environment variables</text:p>
      <text:p text:style-name="Standard">├── .gitignore <text:s text:c="18"/># Ignore compiled files and sensitive files</text:p>
      <text:p text:style-name="Standard">├── .pre-commit-config.yaml <text:s text:c="5"/># Pre-commit hooks setup</text:p>
      <text:p text:style-name="Standard">├── Dockerfile <text:s text:c="18"/># Container setup</text:p>
      <text:p text:style-name="Standard">├── docker-compose.yml <text:s text:c="10"/># Optional multi-service orchestration</text:p>
      <text:p text:style-name="Standard">├── requirements.txt <text:s text:c="12"/># Python dependencies</text:p>
      <text:p text:style-name="Standard">└── README.md <text:s text:c="19"/># Project overview<text:line-break/><text:line-break/><text:line-break/></text:p>
      <text:p text:style-name="Standard"/>
      <text:h text:style-name="Heading_20_3" text:outline-level="3">✅ Step-by-Step Instructions to Scaffold the FastAPI Project</text:h>
      <text:list xml:id="list4039926105" text:style-name="L1">
        <text:list-item>
          <text:p text:style-name="P4"><text:span text:style-name="Strong_20_Emphasis">Open your terminal</text:span> on Ubuntu.</text:p>
        </text:list-item>
        <text:list-item>
          <text:p text:style-name="P4"><text:span text:style-name="Strong_20_Emphasis">Create a new file</text:span> called <text:span text:style-name="Source_20_Text">create_structure.py</text:span>:</text:p>
        </text:list-item>
      </text:list>
      <text:p text:style-name="Preformatted_20_Text"/>
      <text:p text:style-name="P3"><text:span text:style-name="Source_20_Text"><text:span text:style-name="T2">nano create_structure.py</text:span></text:span></text:p>
      <text:list xml:id="list2001823247" text:style-name="L2">
        <text:list-item>
          <text:p text:style-name="P5"><text:span text:style-name="Strong_20_Emphasis">Paste the entire Python script</text:span> you shared into that file.</text:p>
        </text:list-item>
      </text:list>
      <text:p text:style-name="Text_20_body">Here’s a reminder of what the script should look like (if needed):</text:p>
      <text:p text:style-name="Preformatted_20_Text"/>
      <text:p text:style-name="P1"><text:span text:style-name="Source_20_Text"><text:span text:style-name="T2">import os</text:span></text:span></text:p>
      <text:p text:style-name="P2"/>
      <text:p text:style-name="P1"><text:span text:style-name="Source_20_Text"><text:span text:style-name="T2"># Define project structure</text:span></text:span></text:p>
      <text:p text:style-name="P1"><text:span text:style-name="Source_20_Text"><text:span text:style-name="T2">base_dir = "student_registry_api"</text:span></text:span></text:p>
      <text:p text:style-name="P1"><text:span text:style-name="Source_20_Text"><text:span text:style-name="T2">subdirs = [</text:span></text:span></text:p>
      <text:p text:style-name="P1"><text:span text:style-name="Source_20_Text"><text:span text:style-name="T2"><text:s text:c="4"/>"app",</text:span></text:span></text:p>
      <text:p text:style-name="P1"><text:span text:style-name="Source_20_Text"><text:span text:style-name="T2"><text:s text:c="4"/>"app/api",</text:span></text:span></text:p>
      <text:p text:style-name="P1"><text:span text:style-name="Source_20_Text"><text:span text:style-name="T2"><text:s text:c="4"/>"app/models",</text:span></text:span></text:p>
      <text:p text:style-name="P1"><text:span text:style-name="Source_20_Text"><text:span text:style-name="T2"><text:s text:c="4"/>"app/core",</text:span></text:span></text:p>
      <text:p text:style-name="P1"><text:span text:style-name="Source_20_Text"><text:span text:style-name="T2"><text:s text:c="4"/>"tests"</text:span></text:span></text:p>
      <text:p text:style-name="P1"><text:span text:style-name="Source_20_Text"><text:span text:style-name="T2">]</text:span></text:span></text:p>
      <text:p text:style-name="P1"><text:span text:style-name="Source_20_Text"><text:span text:style-name="T2">files = {</text:span></text:span></text:p>
      <text:p text:style-name="P1"><text:span text:style-name="Source_20_Text"><text:span text:style-name="T2"><text:s text:c="4"/>"app/__init__.py": "",</text:span></text:span></text:p>
      <text:p text:style-name="P1"><text:span text:style-name="Source_20_Text"><text:span text:style-name="T2"><text:s text:c="4"/>"app/main.py": "",</text:span></text:span></text:p>
      <text:p text:style-name="P1"><text:span text:style-name="Source_20_Text"><text:span text:style-name="T2"><text:s text:c="4"/>"app/api/__init__.py": "",</text:span></text:span></text:p>
      <text:p text:style-name="P1"><text:span text:style-name="Source_20_Text"><text:span text:style-name="T2"><text:s text:c="4"/>"app/api/routes.py": "",</text:span></text:span></text:p>
      <text:p text:style-name="P1"><text:span text:style-name="Source_20_Text"><text:span text:style-name="T2"><text:s text:c="4"/>"app/models/__init__.py": "",</text:span></text:span></text:p>
      <text:p text:style-name="P1"><text:span text:style-name="Source_20_Text"><text:span text:style-name="T2"><text:s text:c="4"/>"app/models/student.py": "",</text:span></text:span></text:p>
      <text:p text:style-name="P1"><text:span text:style-name="Source_20_Text"><text:span text:style-name="T2"><text:s text:c="4"/>"app/core/__init__.py": "",</text:span></text:span></text:p>
      <text:p text:style-name="P1"><text:span text:style-name="Source_20_Text"><text:span text:style-name="T2"><text:s text:c="4"/>"app/core/config.py": "",</text:span></text:span></text:p>
      <text:p text:style-name="P1"><text:span text:style-name="Source_20_Text"><text:span text:style-name="T2"><text:s text:c="4"/>"tests/__init__.py": "",</text:span></text:span></text:p>
      <text:p text:style-name="P1"><text:span text:style-name="Source_20_Text"><text:span text:style-name="T2"><text:s text:c="4"/>"tests/test_main.py": "",</text:span></text:span></text:p>
      <text:p text:style-name="P1"><text:soft-page-break/><text:span text:style-name="Source_20_Text"><text:span text:style-name="T2"><text:s text:c="4"/>".env": "APP_NAME=StudentRegistry\nENV=development\n",</text:span></text:span></text:p>
      <text:p text:style-name="P1"><text:span text:style-name="Source_20_Text"><text:span text:style-name="T2"><text:s text:c="4"/>"requirements.txt": "fastapi\nuvicorn\npydantic\ndotenv\npytest\n",</text:span></text:span></text:p>
      <text:p text:style-name="P1"><text:span text:style-name="Source_20_Text"><text:span text:style-name="T2"><text:s text:c="4"/>"Dockerfile": "",</text:span></text:span></text:p>
      <text:p text:style-name="P1"><text:span text:style-name="Source_20_Text"><text:span text:style-name="T2"><text:s text:c="4"/>"docker-compose.yml": "",</text:span></text:span></text:p>
      <text:p text:style-name="P1"><text:span text:style-name="Source_20_Text"><text:span text:style-name="T2"><text:s text:c="4"/>".gitignore": "__pycache__/\n.env\n*.sqlite3\n",</text:span></text:span></text:p>
      <text:p text:style-name="P1"><text:span text:style-name="Source_20_Text"><text:span text:style-name="T2"><text:s text:c="4"/>"README.md": "# Student Registry API\n\nA simple FastAPI microservice for managing student records.",</text:span></text:span></text:p>
      <text:p text:style-name="P1"><text:span text:style-name="Source_20_Text"><text:span text:style-name="T2"><text:s text:c="4"/>".pre-commit-config.yaml": "repos:\n- repo: https://github.com/pre-commit/pre-commit-hooks\n <text:s/>rev: v4.3.0\n <text:s/>hooks:\n <text:s text:c="3"/>- id: trailing-whitespace\n <text:s text:c="3"/>- id: end-of-file-fixer\n"</text:span></text:span></text:p>
      <text:p text:style-name="P1"><text:span text:style-name="Source_20_Text"><text:span text:style-name="T2">}</text:span></text:span></text:p>
      <text:p text:style-name="P2"/>
      <text:p text:style-name="P1"><text:span text:style-name="Source_20_Text"><text:span text:style-name="T2"># Create directories</text:span></text:span></text:p>
      <text:p text:style-name="P1"><text:span text:style-name="Source_20_Text"><text:span text:style-name="T2">for subdir in subdirs:</text:span></text:span></text:p>
      <text:p text:style-name="P1"><text:span text:style-name="Source_20_Text"><text:span text:style-name="T2"><text:s text:c="4"/>os.makedirs(os.path.join(base_dir, subdir), exist_ok=True)</text:span></text:span></text:p>
      <text:p text:style-name="P2"/>
      <text:p text:style-name="P1"><text:span text:style-name="Source_20_Text"><text:span text:style-name="T2"># Create files</text:span></text:span></text:p>
      <text:p text:style-name="P1"><text:span text:style-name="Source_20_Text"><text:span text:style-name="T2">for file_path, content in files.items():</text:span></text:span></text:p>
      <text:p text:style-name="P1"><text:span text:style-name="Source_20_Text"><text:span text:style-name="T2"><text:s text:c="4"/>full_path = os.path.join(base_dir, file_path)</text:span></text:span></text:p>
      <text:p text:style-name="P1"><text:span text:style-name="Source_20_Text"><text:span text:style-name="T2"><text:s text:c="4"/>with open(full_path, "w") as f:</text:span></text:span></text:p>
      <text:p text:style-name="P1"><text:span text:style-name="Source_20_Text"><text:span text:style-name="T2"><text:s text:c="8"/>f.write(content)</text:span></text:span></text:p>
      <text:p text:style-name="P2"/>
      <text:p text:style-name="P3"><text:span text:style-name="Source_20_Text"><text:span text:style-name="T2">print("✅ Project scaffold created: student_registry_api")</text:span></text:span></text:p>
      <text:list xml:id="list2397710281" text:style-name="L3">
        <text:list-item>
          <text:p text:style-name="P6"><text:span text:style-name="Strong_20_Emphasis">Save the file and exit</text:span> Nano:</text:p>
        </text:list-item>
      </text:list>
      <text:list xml:id="list2994435271" text:style-name="L4">
        <text:list-item>
          <text:p text:style-name="P7">Press <text:span text:style-name="Source_20_Text">CTRL+O</text:span> then <text:span text:style-name="Source_20_Text">Enter</text:span> to save.</text:p>
        </text:list-item>
        <text:list-item>
          <text:p text:style-name="P7">Press <text:span text:style-name="Source_20_Text">CTRL+X</text:span> to exit.</text:p>
        </text:list-item>
      </text:list>
      <text:list xml:id="list1834288" text:style-name="L5">
        <text:list-item>
          <text:p text:style-name="P8"><text:span text:style-name="Strong_20_Emphasis">Run the script</text:span>:</text:p>
        </text:list-item>
      </text:list>
      <text:p text:style-name="Preformatted_20_Text"/>
      <text:p text:style-name="P3"><text:span text:style-name="Source_20_Text"><text:span text:style-name="T2">python3 create_structure.py</text:span></text:span></text:p>
      <text:list xml:id="list1360524691" text:style-name="L6">
        <text:list-item>
          <text:p text:style-name="P9"><text:span text:style-name="Strong_20_Emphasis">Result</text:span>:<text:line-break/>You’ll see:</text:p>
        </text:list-item>
      </text:list>
      <text:p text:style-name="Preformatted_20_Text"/>
      <text:p text:style-name="Preformatted_20_Text"/>
      <text:p text:style-name="P3"><text:span text:style-name="Source_20_Text">✅ Project scaffold created: student_registry_api</text:span></text:p>
      <text:list xml:id="list3709729037" text:style-name="L7">
        <text:list-item>
          <text:p text:style-name="P10"><text:span text:style-name="Strong_20_Emphasis">Verify</text:span>:</text:p>
        </text:list-item>
      </text:list>
      <text:p text:style-name="Preformatted_20_Text"/>
      <text:p text:style-name="P3"><text:span text:style-name="Source_20_Text">tree student_registry_api</text:span></text:p>
      <text:p text:style-name="Text_20_body">If <text:span text:style-name="Source_20_Text">tree</text:span> is not installed:</text:p>
      <text:p text:style-name="Preformatted_20_Text">bash</text:p>
      <text:p text:style-name="Preformatted_20_Text">CopyEdit</text:p>
      <text:p text:style-name="P3"><text:span text:style-name="Source_20_Text">sudo apt install tree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5T09:47:08.649540109</meta:creation-date>
    <dc:date>2025-05-15T09:59:40.729300677</dc:date>
    <meta:editing-duration>PT2M2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75" meta:word-count="300" meta:character-count="2668" meta:non-whitespace-character-count="2142"/>
  </office:meta>
</office:document-meta>
</file>